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1" style:family="table-row">
      <style:table-row-properties style:min-row-height="0.6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2650" officeooo:paragraph-rsid="001a2650"/>
    </style:style>
    <style:style style:name="P2" style:family="paragraph" style:parent-style-name="Standard">
      <style:text-properties officeooo:rsid="001e49c8" officeooo:paragraph-rsid="001e49c8"/>
    </style:style>
    <style:style style:name="P3" style:family="paragraph" style:parent-style-name="Standard">
      <style:text-properties officeooo:rsid="001e6576" officeooo:paragraph-rsid="001e6576"/>
    </style:style>
    <style:style style:name="P4" style:family="paragraph" style:parent-style-name="Standard">
      <style:text-properties officeooo:rsid="001e9fe9" officeooo:paragraph-rsid="001e9fe9"/>
    </style:style>
    <style:style style:name="P5" style:family="paragraph" style:parent-style-name="Standard">
      <style:text-properties officeooo:rsid="0020cde0" officeooo:paragraph-rsid="0020cde0"/>
    </style:style>
    <style:style style:name="P6" style:family="paragraph" style:parent-style-name="Standard">
      <style:text-properties officeooo:rsid="0021e24a" officeooo:paragraph-rsid="0021e24a"/>
    </style:style>
    <style:style style:name="P7" style:family="paragraph" style:parent-style-name="Standard">
      <style:text-properties officeooo:rsid="0022960b" officeooo:paragraph-rsid="0022960b"/>
    </style:style>
    <style:style style:name="P8" style:family="paragraph" style:parent-style-name="Table_20_Contents">
      <style:text-properties officeooo:rsid="001a2650" officeooo:paragraph-rsid="001a2650"/>
    </style:style>
    <style:style style:name="P9" style:family="paragraph" style:parent-style-name="Table_20_Contents">
      <style:text-properties officeooo:rsid="001a3384" officeooo:paragraph-rsid="001a3384"/>
    </style:style>
    <style:style style:name="P10" style:family="paragraph" style:parent-style-name="Table_20_Contents">
      <style:text-properties officeooo:rsid="001a3384" officeooo:paragraph-rsid="001b26ed"/>
    </style:style>
    <style:style style:name="P11" style:family="paragraph" style:parent-style-name="Table_20_Contents">
      <style:text-properties officeooo:rsid="001a3384" officeooo:paragraph-rsid="001c6cd7"/>
    </style:style>
    <style:style style:name="P12" style:family="paragraph" style:parent-style-name="Table_20_Contents">
      <style:text-properties officeooo:paragraph-rsid="001a3384"/>
    </style:style>
    <style:style style:name="P13" style:family="paragraph" style:parent-style-name="Table_20_Contents">
      <style:text-properties officeooo:rsid="001c6cd7" officeooo:paragraph-rsid="001c6cd7"/>
    </style:style>
    <style:style style:name="P14" style:family="paragraph" style:parent-style-name="Table_20_Contents">
      <style:text-properties officeooo:rsid="001a3384" officeooo:paragraph-rsid="001a3384"/>
    </style:style>
    <style:style style:name="T1" style:family="text">
      <style:text-properties officeooo:rsid="001a3384"/>
    </style:style>
    <style:style style:name="T2" style:family="text">
      <style:text-properties officeooo:rsid="001b26ed"/>
    </style:style>
    <style:style style:name="T3" style:family="text">
      <style:text-properties officeooo:rsid="001e6576"/>
    </style:style>
    <style:style style:name="T4" style:family="text">
      <style:text-properties officeooo:rsid="001ffac3"/>
    </style:style>
    <style:style style:name="T5" style:family="text">
      <style:text-properties officeooo:rsid="0022ae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UI Input</text:p>
          </table:table-cell>
          <table:table-cell table:style-name="Table1.B1" office:value-type="string">
            <text:p text:style-name="P8">A</text:p>
          </table:table-cell>
        </table:table-row>
        <table:table-row>
          <table:table-cell table:style-name="Table1.A2" office:value-type="string">
            <text:p text:style-name="P8">Web Source</text:p>
          </table:table-cell>
          <table:table-cell table:style-name="Table1.B2" office:value-type="string">
            <text:p text:style-name="P12"><text:s/><text:span text:style-name="T1">Input Data: Graph Shape and Duration</text:span></text:p>
            <text:p text:style-name="P9">Output: Movement,Acceleration,Speed in a ZipFile Form</text:p>
          </table:table-cell>
        </table:table-row>
        <table:table-row>
          <table:table-cell table:style-name="Table1.A2" office:value-type="string">
            <text:p text:style-name="P9">Raspberry Pi Proper:</text:p>
            <text:p text:style-name="P13">Python</text:p>
          </table:table-cell>
          <table:table-cell table:style-name="Table1.B2" office:value-type="string">
            <text:p text:style-name="P10">Input Data: Graph Shape and Duration</text:p>
            <text:p text:style-name="P10">Output: Movement,Acceleration,Speed in a ZipFile Form</text:p>
            <text:p text:style-name="P9"><text:span text:style-name="T2">Functions: </text:span>Move <text:span text:style-name="T2">platform </text:span>to a position</text:p>
          </table:table-cell>
        </table:table-row>
        <table:table-row>
          <table:table-cell table:style-name="Table1.A2" office:value-type="string">
            <text:p text:style-name="P13">External Computer:</text:p>
            <text:p text:style-name="P13">Python</text:p>
          </table:table-cell>
          <table:table-cell table:style-name="Table1.B2" office:value-type="string">
            <text:p text:style-name="P11">Input Data: Graph Shape and Duration</text:p>
            <text:p text:style-name="P11">Output: Movement,Acceleration,Speed in a ZipFile Form</text:p>
            <text:p text:style-name="P11"><text:span text:style-name="T2">Functions: </text:span>Move <text:span text:style-name="T2">platform </text:span>to a position</text:p>
          </table:table-cell>
        </table:table-row>
        <table:table-row>
          <table:table-cell table:style-name="Table1.A2" office:value-type="string">
            <text:p text:style-name="P13">Mobile Phone:</text:p>
            <text:p text:style-name="P13">Java</text:p>
          </table:table-cell>
          <table:table-cell table:style-name="Table1.B2" office:value-type="string">
            <text:p text:style-name="P11">Input Data: Graph Shape and Duration</text:p>
            <text:p text:style-name="P11">Output: Movement,Acceleration,Speed in a ZipFile Form</text:p>
            <text:p text:style-name="P11"><text:span text:style-name="T2">Functions: </text:span>Move <text:span text:style-name="T2">platform </text:span>to a position</text:p>
          </table:table-cell>
        </table:table-row>
      </table:table>
      <text:p text:style-name="P1"/>
      <text:p text:style-name="P7">Data Upload will be managed by an FTP Server <text:span text:style-name="T5">which Other tools in a n</text:span></text:p>
      <text:p text:style-name="P1"/>
      <text:p text:style-name="P1"/>
      <text:p text:style-name="P1"/>
      <text:p text:style-name="P2">Modes <text:span text:style-name="T3">of The Machine</text:span></text:p>
      <text:p text:style-name="P2"/>
      <text:p text:style-name="P3">Free Test Mode: Waits for a queue of inputs from various sources and sends back data. Limited to <text:s/>graph inputs.</text:p>
      <text:p text:style-name="P3"/>
      <text:p text:style-name="P6">Free Test Mode will use </text:p>
      <text:p text:style-name="P3"/>
      <text:p text:style-name="P3"/>
      <text:p text:style-name="P3"/>
      <text:p text:style-name="P4"><text:span text:style-name="T4">Main </text:span>Control Mode: Suspends Automatic Queing. The Queue will be persistent and can be manipulated by the admin.</text:p>
      <text:p text:style-name="P4"/>
      <text:p text:style-name="P4"/>
      <text:p text:style-name="P5">External Control Mode: Suspends Direct control from the raspberry pi. Transfers control to external P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8:13:24.874358511</meta:creation-date>
    <dc:date>2018-08-22T22:09:05.845395472</dc:date>
    <meta:editing-duration>PT5H16M51S</meta:editing-duration>
    <meta:editing-cycles>11</meta:editing-cycles>
    <meta:generator>LibreOffice/5.1.6.2$Linux_X86_64 LibreOffice_project/10m0$Build-2</meta:generator>
    <meta:document-statistic meta:table-count="1" meta:image-count="0" meta:object-count="0" meta:page-count="1" meta:paragraph-count="26" meta:word-count="158" meta:character-count="994" meta:non-whitespace-character-count="859"/>
  </office:meta>
</office:document-meta>
</file>